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3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hmk1</text:p>
          </table:table-cell>
          <table:table-cell office:value-type="string" calcext:value-type="string">
            <text:p>hmk2</text:p>
          </table:table-cell>
          <table:table-cell office:value-type="string" calcext:value-type="string">
            <text:p>hmk3</text:p>
          </table:table-cell>
          <table:table-cell office:value-type="string" calcext:value-type="string">
            <text:p>hmk4</text:p>
          </table:table-cell>
          <table:table-cell office:value-type="string" calcext:value-type="string">
            <text:p>hmk5</text:p>
          </table:table-cell>
          <table:table-cell office:value-type="string" calcext:value-type="string">
            <text:p>hmk6</text:p>
          </table:table-cell>
          <table:table-cell office:value-type="string" calcext:value-type="string">
            <text:p>hmk7</text:p>
          </table:table-cell>
          <table:table-cell office:value-type="string" calcext:value-type="string">
            <text:p>hmk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FinapProj</text:p>
          </table:table-cell>
          <table:table-cell office:value-type="string" calcext:value-type="string">
            <text:p>RawGrade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99.43" calcext:value-type="float">
            <text:p>99.43</text:p>
          </table:table-cell>
          <table:table-cell office:value-type="float" office:value="97.33" calcext:value-type="float">
            <text:p>97.33</text:p>
          </table:table-cell>
          <table:table-cell office:value-type="float" office:value="98.97" calcext:value-type="float">
            <text:p>98.97</text:p>
          </table:table-cell>
          <table:table-cell office:value-type="float" office:value="99.75" calcext:value-type="float">
            <text:p>99.75</text:p>
          </table:table-cell>
          <table:table-cell office:value-type="float" office:value="98.83" calcext:value-type="float">
            <text:p>98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]+0.18*[.K2]+0.18*[.L2]+0.1+AVERAGE([.M2:.T2])/100*0.23+0.13*[.V2]" office:value-type="float" office:value="0.996374625" calcext:value-type="float">
            <text:p>0.996374625</text:p>
          </table:table-cell>
          <table:table-cell table:formula="of:=[.W2]+3/100" office:value-type="float" office:value="1.026374625" calcext:value-type="float">
            <text:p>1.026374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94.85" calcext:value-type="float">
            <text:p>94.85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6.56" calcext:value-type="float">
            <text:p>96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3]+0.18*[.K3]+0.18*[.L3]+0.1+AVERAGE([.M3:.T3])/100*0.23+0.13*[.V3]" office:value-type="float" office:value="0.98113275" calcext:value-type="float">
            <text:p>0.98113275</text:p>
          </table:table-cell>
          <table:table-cell table:formula="of:=[.W3]+3/100" office:value-type="float" office:value="1.01113275" calcext:value-type="float">
            <text:p>1.011132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44" calcext:value-type="float">
            <text:p>98.44</text:p>
          </table:table-cell>
          <table:table-cell office:value-type="float" office:value="94.96" calcext:value-type="float">
            <text:p>94.96</text:p>
          </table:table-cell>
          <table:table-cell office:value-type="float" office:value="99.52" calcext:value-type="float">
            <text:p>99.52</text:p>
          </table:table-cell>
          <table:table-cell office:value-type="float" office:value="100" calcext:value-type="float">
            <text:p>100</text:p>
          </table:table-cell>
          <table:table-cell office:value-type="float" office:value="99.67" calcext:value-type="float">
            <text:p>99.67</text:p>
          </table:table-cell>
          <table:table-cell office:value-type="float" office:value="99.7" calcext:value-type="float">
            <text:p>99.7</text:p>
          </table:table-cell>
          <table:table-cell office:value-type="float" office:value="99.42" calcext:value-type="float">
            <text:p>99.42</text:p>
          </table:table-cell>
          <table:table-cell office:value-type="float" office:value="98.06" calcext:value-type="float">
            <text:p>98.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4]+0.18*[.K4]+0.18*[.L4]+0.1+AVERAGE([.M4:.T4])/100*0.23+0.13*[.V4]" office:value-type="float" office:value="0.973808875" calcext:value-type="float">
            <text:p>0.973808875</text:p>
          </table:table-cell>
          <table:table-cell table:formula="of:=[.W4]+3/100" office:value-type="float" office:value="1.003808875" calcext:value-type="float">
            <text:p>1.003808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  <table:table-cell office:value-type="float" office:value="98.72" calcext:value-type="float">
            <text:p>98.72</text:p>
          </table:table-cell>
          <table:table-cell office:value-type="float" office:value="98.43" calcext:value-type="float">
            <text:p>98.43</text:p>
          </table:table-cell>
          <table:table-cell office:value-type="float" office:value="99.17" calcext:value-type="float">
            <text:p>99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5]+0.18*[.K5]+0.18*[.L5]+0.1+AVERAGE([.M5:.T5])/100*0.23+0.13*[.V5]" office:value-type="float" office:value="0.9868425" calcext:value-type="float">
            <text:p>0.9868425</text:p>
          </table:table-cell>
          <table:table-cell table:formula="of:=[.W5]+3/100" office:value-type="float" office:value="1.0168425" calcext:value-type="float">
            <text:p>1.01684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0.44" calcext:value-type="float">
            <text:p>90.44</text:p>
          </table:table-cell>
          <table:table-cell office:value-type="float" office:value="93.19" calcext:value-type="float">
            <text:p>93.19</text:p>
          </table:table-cell>
          <table:table-cell office:value-type="float" office:value="97.6" calcext:value-type="float">
            <text:p>97.6</text:p>
          </table:table-cell>
          <table:table-cell office:value-type="float" office:value="99.64" calcext:value-type="float">
            <text:p>99.64</text:p>
          </table:table-cell>
          <table:table-cell office:value-type="float" office:value="88.06" calcext:value-type="float">
            <text:p>88.06</text:p>
          </table:table-cell>
          <table:table-cell office:value-type="float" office:value="99.23" calcext:value-type="float">
            <text:p>99.23</text:p>
          </table:table-cell>
          <table:table-cell office:value-type="float" office:value="99.33" calcext:value-type="float">
            <text:p>99.33</text:p>
          </table:table-cell>
          <table:table-cell office:value-type="float" office:value="75.78" calcext:value-type="float">
            <text:p>75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6]+0.18*[.K6]+0.18*[.L6]+0.1+AVERAGE([.M6:.T6])/100*0.23+0.13*[.V6]" office:value-type="float" office:value="0.966815125" calcext:value-type="float">
            <text:p>0.966815125</text:p>
          </table:table-cell>
          <table:table-cell table:formula="of:=[.W6]+3/100" office:value-type="float" office:value="0.996815125" calcext:value-type="float">
            <text:p>0.996815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69.47" calcext:value-type="float">
            <text:p>69.47</text:p>
          </table:table-cell>
          <table:table-cell office:value-type="float" office:value="99.86" calcext:value-type="float">
            <text:p>99.86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7" calcext:value-type="float">
            <text:p>98.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7]+0.18*[.K7]+0.18*[.L7]+0.1+AVERAGE([.M7:.T7])/100*0.23+0.13*[.V7]" office:value-type="float" office:value="0.869743875" calcext:value-type="float">
            <text:p>0.869743875</text:p>
          </table:table-cell>
          <table:table-cell table:formula="of:=[.W7]+3/100" office:value-type="float" office:value="0.899743875" calcext:value-type="float">
            <text:p>0.899743875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66.44" calcext:value-type="float">
            <text:p>66.44</text:p>
          </table:table-cell>
          <table:table-cell office:value-type="float" office:value="68.75" calcext:value-type="float">
            <text:p>68.75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  <table:table-cell office:value-type="float" office:value="95.14" calcext:value-type="float">
            <text:p>95.14</text:p>
          </table:table-cell>
          <table:table-cell office:value-type="float" office:value="99.93" calcext:value-type="float">
            <text:p>99.93</text:p>
          </table:table-cell>
          <table:table-cell office:value-type="float" office:value="100" calcext:value-type="float">
            <text:p>100</text:p>
          </table:table-cell>
          <table:table-cell office:value-type="float" office:value="93.78" calcext:value-type="float">
            <text:p>93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8]+0.18*[.K8]+0.18*[.L8]+0.1+AVERAGE([.M8:.T8])/100*0.23+0.13*[.V8]" office:value-type="float" office:value="0.975104" calcext:value-type="float">
            <text:p>0.975104</text:p>
          </table:table-cell>
          <table:table-cell table:formula="of:=[.W8]+3/100" office:value-type="float" office:value="1.005104" calcext:value-type="float">
            <text:p>1.00510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69" calcext:value-type="float">
            <text:p>98.69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99.75" calcext:value-type="float">
            <text:p>99.75</text:p>
          </table:table-cell>
          <table:table-cell office:value-type="float" office:value="99.95" calcext:value-type="float">
            <text:p>99.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9]+0.18*[.K9]+0.18*[.L9]+0.1+AVERAGE([.M9:.T9])/100*0.23+0.13*[.V9]" office:value-type="float" office:value="0.977941625" calcext:value-type="float">
            <text:p>0.977941625</text:p>
          </table:table-cell>
          <table:table-cell table:formula="of:=[.W9]+3/100" office:value-type="float" office:value="1.007941625" calcext:value-type="float">
            <text:p>1.007941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24" calcext:value-type="float">
            <text:p>97.24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  <table:table-cell office:value-type="float" office:value="96.78" calcext:value-type="float">
            <text:p>96.78</text:p>
          </table:table-cell>
          <table:table-cell office:value-type="float" office:value="99.3" calcext:value-type="float">
            <text:p>99.3</text:p>
          </table:table-cell>
          <table:table-cell office:value-type="float" office:value="99.33" calcext:value-type="float">
            <text:p>99.33</text:p>
          </table:table-cell>
          <table:table-cell office:value-type="float" office:value="92.61" calcext:value-type="float">
            <text:p>92.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0]+0.18*[.K10]+0.18*[.L10]+0.1+AVERAGE([.M10:.T10])/100*0.23+0.13*[.V10]" office:value-type="float" office:value="0.974114625" calcext:value-type="float">
            <text:p>0.974114625</text:p>
          </table:table-cell>
          <table:table-cell table:formula="of:=[.W10]+3/100" office:value-type="float" office:value="1.004114625" calcext:value-type="float">
            <text:p>1.0041146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24" calcext:value-type="float">
            <text:p>98.24</text:p>
          </table:table-cell>
          <table:table-cell office:value-type="float" office:value="93.46" calcext:value-type="float">
            <text:p>93.46</text:p>
          </table:table-cell>
          <table:table-cell office:value-type="float" office:value="96.9" calcext:value-type="float">
            <text:p>96.9</text:p>
          </table:table-cell>
          <table:table-cell office:value-type="float" office:value="99.71" calcext:value-type="float">
            <text:p>99.71</text:p>
          </table:table-cell>
          <table:table-cell office:value-type="float" office:value="99.11" calcext:value-type="float">
            <text:p>99.11</text:p>
          </table:table-cell>
          <table:table-cell office:value-type="float" office:value="99.73" calcext:value-type="float">
            <text:p>99.73</text:p>
          </table:table-cell>
          <table:table-cell office:value-type="float" office:value="99.42" calcext:value-type="float">
            <text:p>99.42</text:p>
          </table:table-cell>
          <table:table-cell office:value-type="float" office:value="77.45" calcext:value-type="float">
            <text:p>77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1]+0.18*[.K11]+0.18*[.L11]+0.1+AVERAGE([.M11:.T11])/100*0.23+0.13*[.V11]" office:value-type="float" office:value="0.98140575" calcext:value-type="float">
            <text:p>0.98140575</text:p>
          </table:table-cell>
          <table:table-cell table:formula="of:=[.W11]+3/100" office:value-type="float" office:value="1.01140575" calcext:value-type="float">
            <text:p>1.011405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  <table:table-cell office:value-type="float" office:value="97.8" calcext:value-type="float">
            <text:p>97.8</text:p>
          </table:table-cell>
          <table:table-cell office:value-type="float" office:value="99.23" calcext:value-type="float">
            <text:p>99.23</text:p>
          </table:table-cell>
          <table:table-cell office:value-type="float" office:value="99.17" calcext:value-type="float">
            <text:p>99.17</text:p>
          </table:table-cell>
          <table:table-cell office:value-type="float" office:value="99.22" calcext:value-type="float">
            <text:p>99.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2]+0.18*[.K12]+0.18*[.L12]+0.1+AVERAGE([.M12:.T12])/100*0.23+0.13*[.V12]" office:value-type="float" office:value="0.967114375" calcext:value-type="float">
            <text:p>0.967114375</text:p>
          </table:table-cell>
          <table:table-cell table:formula="of:=[.W12]+3/100" office:value-type="float" office:value="0.997114375" calcext:value-type="float">
            <text:p>0.9971143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88.22" calcext:value-type="float">
            <text:p>88.22</text:p>
          </table:table-cell>
          <table:table-cell office:value-type="float" office:value="90.31" calcext:value-type="float">
            <text:p>90.31</text:p>
          </table:table-cell>
          <table:table-cell office:value-type="float" office:value="98.52" calcext:value-type="float">
            <text:p>98.52</text:p>
          </table:table-cell>
          <table:table-cell office:value-type="float" office:value="99.64" calcext:value-type="float">
            <text:p>99.64</text:p>
          </table:table-cell>
          <table:table-cell office:value-type="float" office:value="94.78" calcext:value-type="float">
            <text:p>94.78</text:p>
          </table:table-cell>
          <table:table-cell office:value-type="float" office:value="98.6" calcext:value-type="float">
            <text:p>98.6</text:p>
          </table:table-cell>
          <table:table-cell office:value-type="float" office:value="99.38" calcext:value-type="float">
            <text:p>99.38</text:p>
          </table:table-cell>
          <table:table-cell office:value-type="float" office:value="97.83" calcext:value-type="float">
            <text:p>97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3]+0.18*[.K13]+0.18*[.L13]+0.1+AVERAGE([.M13:.T13])/100*0.23+0.13*[.V13]" office:value-type="float" office:value="0.959093" calcext:value-type="float">
            <text:p>0.959093</text:p>
          </table:table-cell>
          <table:table-cell table:formula="of:=[.W13]+3/100" office:value-type="float" office:value="0.989093" calcext:value-type="float">
            <text:p>0.98909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8.47" calcext:value-type="float">
            <text:p>98.47</text:p>
          </table:table-cell>
          <table:table-cell office:value-type="float" office:value="94.31" calcext:value-type="float">
            <text:p>94.31</text:p>
          </table:table-cell>
          <table:table-cell office:value-type="float" office:value="99.63" calcext:value-type="float">
            <text:p>99.63</text:p>
          </table:table-cell>
          <table:table-cell office:value-type="float" office:value="99.62" calcext:value-type="float">
            <text:p>99.62</text:p>
          </table:table-cell>
          <table:table-cell office:value-type="float" office:value="99.43" calcext:value-type="float">
            <text:p>99.43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  <table:table-cell office:value-type="float" office:value="98.78" calcext:value-type="float">
            <text:p>98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4]+0.18*[.K14]+0.18*[.L14]+0.1+AVERAGE([.M14:.T14])/100*0.23+0.13*[.V14]" office:value-type="float" office:value="0.99105025" calcext:value-type="float">
            <text:p>0.99105025</text:p>
          </table:table-cell>
          <table:table-cell table:formula="of:=[.W14]+3/100" office:value-type="float" office:value="1.02105025" calcext:value-type="float">
            <text:p>1.021050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1.63" calcext:value-type="float">
            <text:p>91.63</text:p>
          </table:table-cell>
          <table:table-cell office:value-type="float" office:value="74.65" calcext:value-type="float">
            <text:p>74.65</text:p>
          </table:table-cell>
          <table:table-cell office:value-type="float" office:value="89.34" calcext:value-type="float">
            <text:p>89.34</text:p>
          </table:table-cell>
          <table:table-cell office:value-type="float" office:value="99.71" calcext:value-type="float">
            <text:p>99.71</text:p>
          </table:table-cell>
          <table:table-cell office:value-type="float" office:value="96.65" calcext:value-type="float">
            <text:p>96.65</text:p>
          </table:table-cell>
          <table:table-cell office:value-type="float" office:value="97.5" calcext:value-type="float">
            <text:p>97.5</text:p>
          </table:table-cell>
          <table:table-cell office:value-type="float" office:value="96.63" calcext:value-type="float">
            <text:p>96.63</text:p>
          </table:table-cell>
          <table:table-cell office:value-type="float" office:value="92.78" calcext:value-type="float">
            <text:p>92.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5]+0.18*[.K15]+0.18*[.L15]+0.1+AVERAGE([.M15:.T15])/100*0.23+0.13*[.V15]" office:value-type="float" office:value="0.956180875" calcext:value-type="float">
            <text:p>0.956180875</text:p>
          </table:table-cell>
          <table:table-cell table:formula="of:=[.W15]+3/100" office:value-type="float" office:value="0.986180875" calcext:value-type="float">
            <text:p>0.9861808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73" calcext:value-type="float">
            <text:p>99.73</text:p>
          </table:table-cell>
          <table:table-cell office:value-type="float" office:value="98.02" calcext:value-type="float">
            <text:p>98.02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3.61" calcext:value-type="float">
            <text:p>93.61</text:p>
          </table:table-cell>
          <table:table-cell office:value-type="float" office:value="99.77" calcext:value-type="float">
            <text:p>99.77</text:p>
          </table:table-cell>
          <table:table-cell office:value-type="float" office:value="99.83" calcext:value-type="float">
            <text:p>99.83</text:p>
          </table:table-cell>
          <table:table-cell office:value-type="float" office:value="99.28" calcext:value-type="float">
            <text:p>99.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6]+0.18*[.K16]+0.18*[.L16]+0.1+AVERAGE([.M16:.T16])/100*0.23+0.13*[.V16]" office:value-type="float" office:value="1.002964" calcext:value-type="float">
            <text:p>1.002964</text:p>
          </table:table-cell>
          <table:table-cell table:formula="of:=[.W16]+3/100" office:value-type="float" office:value="1.032964" calcext:value-type="float">
            <text:p>1.03296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99.93" calcext:value-type="float">
            <text:p>99.93</text:p>
          </table:table-cell>
          <table:table-cell office:value-type="float" office:value="99.11" calcext:value-type="float">
            <text:p>99.11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97.11" calcext:value-type="float">
            <text:p>97.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7]+0.18*[.K17]+0.18*[.L17]+0.1+AVERAGE([.M17:.T17])/100*0.23+0.13*[.V17]" office:value-type="float" office:value="0.99157925" calcext:value-type="float">
            <text:p>0.99157925</text:p>
          </table:table-cell>
          <table:table-cell table:formula="of:=[.W17]+3/100" office:value-type="float" office:value="1.02157925" calcext:value-type="float">
            <text:p>1.021579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66.2" calcext:value-type="float">
            <text:p>66.2</text:p>
          </table:table-cell>
          <table:table-cell office:value-type="float" office:value="44.48" calcext:value-type="float">
            <text:p>44.48</text:p>
          </table:table-cell>
          <table:table-cell office:value-type="float" office:value="4.9" calcext:value-type="float">
            <text:p>4.9</text:p>
          </table:table-cell>
          <table:table-cell office:value-type="float" office:value="90.41" calcext:value-type="float">
            <text:p>90.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8]+0.18*[.K18]+0.18*[.L18]+0.1+AVERAGE([.M18:.T18])/100*0.23+0.13*[.V18]" office:value-type="float" office:value="0.788347125" calcext:value-type="float">
            <text:p>0.788347125</text:p>
          </table:table-cell>
          <table:table-cell table:formula="of:=[.W18]+3/100" office:value-type="float" office:value="0.818347125" calcext:value-type="float">
            <text:p>0.81834712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  <table:table-cell office:value-type="float" office:value="79.98" calcext:value-type="float">
            <text:p>79.98</text:p>
          </table:table-cell>
          <table:table-cell office:value-type="float" office:value="96.27" calcext:value-type="float">
            <text:p>96.27</text:p>
          </table:table-cell>
          <table:table-cell office:value-type="float" office:value="99.42" calcext:value-type="float">
            <text:p>99.42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19]+0.18*[.K19]+0.18*[.L19]+0.1+AVERAGE([.M19:.T19])/100*0.23+0.13*[.V19]" office:value-type="float" office:value="0.97088775" calcext:value-type="float">
            <text:p>0.97088775</text:p>
          </table:table-cell>
          <table:table-cell table:formula="of:=[.W19]+3/100" office:value-type="float" office:value="1.00088775" calcext:value-type="float">
            <text:p>1.000887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90.67" calcext:value-type="float">
            <text:p>90.67</text:p>
          </table:table-cell>
          <table:table-cell office:value-type="float" office:value="99.71" calcext:value-type="float">
            <text:p>99.71</text:p>
          </table:table-cell>
          <table:table-cell office:value-type="float" office:value="96.37" calcext:value-type="float">
            <text:p>96.37</text:p>
          </table:table-cell>
          <table:table-cell office:value-type="float" office:value="98.63" calcext:value-type="float">
            <text:p>98.63</text:p>
          </table:table-cell>
          <table:table-cell office:value-type="float" office:value="99.67" calcext:value-type="float">
            <text:p>99.67</text:p>
          </table:table-cell>
          <table:table-cell office:value-type="float" office:value="98.92" calcext:value-type="float">
            <text:p>98.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0]+0.18*[.K20]+0.18*[.L20]+0.1+AVERAGE([.M20:.T20])/100*0.23+0.13*[.V20]" office:value-type="float" office:value="0.970554125" calcext:value-type="float">
            <text:p>0.970554125</text:p>
          </table:table-cell>
          <table:table-cell table:formula="of:=[.W20]+3/100" office:value-type="float" office:value="1.000554125" calcext:value-type="float">
            <text:p>1.000554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86.71" calcext:value-type="float">
            <text:p>86.71</text:p>
          </table:table-cell>
          <table:table-cell office:value-type="float" office:value="94.91" calcext:value-type="float">
            <text:p>94.91</text:p>
          </table:table-cell>
          <table:table-cell office:value-type="float" office:value="99.26" calcext:value-type="float">
            <text:p>99.26</text:p>
          </table:table-cell>
          <table:table-cell office:value-type="float" office:value="96.93" calcext:value-type="float">
            <text:p>96.93</text:p>
          </table:table-cell>
          <table:table-cell office:value-type="float" office:value="99.37" calcext:value-type="float">
            <text:p>99.37</text:p>
          </table:table-cell>
          <table:table-cell office:value-type="float" office:value="98.75" calcext:value-type="float">
            <text:p>98.75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1]+0.18*[.K21]+0.18*[.L21]+0.1+AVERAGE([.M21:.T21])/100*0.23+0.13*[.V21]" office:value-type="float" office:value="0.97183225" calcext:value-type="float">
            <text:p>0.97183225</text:p>
          </table:table-cell>
          <table:table-cell table:formula="of:=[.W21]+3/100" office:value-type="float" office:value="1.00183225" calcext:value-type="float">
            <text:p>1.001832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99.55" calcext:value-type="float">
            <text:p>99.55</text:p>
          </table:table-cell>
          <table:table-cell office:value-type="float" office:value="99.17" calcext:value-type="float">
            <text:p>99.17</text:p>
          </table:table-cell>
          <table:table-cell office:value-type="float" office:value="98.3" calcext:value-type="float">
            <text:p>98.3</text:p>
          </table:table-cell>
          <table:table-cell office:value-type="float" office:value="99.75" calcext:value-type="float">
            <text:p>99.75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2]+0.18*[.K22]+0.18*[.L22]+0.1+AVERAGE([.M22:.T22])/100*0.23+0.13*[.V22]" office:value-type="float" office:value="0.969055125" calcext:value-type="float">
            <text:p>0.969055125</text:p>
          </table:table-cell>
          <table:table-cell table:formula="of:=[.W22]+3/100" office:value-type="float" office:value="0.999055125" calcext:value-type="float">
            <text:p>0.99905512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68.67" calcext:value-type="float">
            <text:p>68.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6.28" calcext:value-type="float">
            <text:p>66.2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0.15*[.I23]+0.15*[.K23]+0.15*[.L23]+0.1+AVERAGE([.M23:.T23])/100*0.2+0.1*[.V23]+0.15*[.U23]" office:value-type="float" office:value="0.7822375" calcext:value-type="float">
            <text:p>0.7822375</text:p>
          </table:table-cell>
          <table:table-cell table:formula="of:=[.W23]+3/100" office:value-type="float" office:value="0.8122375" calcext:value-type="float">
            <text:p>0.8122375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  <table:table-cell office:value-type="float" office:value="57.26" calcext:value-type="float">
            <text:p>57.26</text:p>
          </table:table-cell>
          <table:table-cell office:value-type="float" office:value="89.75" calcext:value-type="float">
            <text:p>89.75</text:p>
          </table:table-cell>
          <table:table-cell office:value-type="float" office:value="99.63" calcext:value-type="float">
            <text:p>99.63</text:p>
          </table:table-cell>
          <table:table-cell office:value-type="float" office:value="74.45" calcext:value-type="float">
            <text:p>74.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0.18*[.I24]+0.18*[.K24]+0.18*[.L24]+0.1+AVERAGE([.M24:.T24])/100*0.23+0.13*[.V24]" office:value-type="float" office:value="0.931206875" calcext:value-type="float">
            <text:p>0.931206875</text:p>
          </table:table-cell>
          <table:table-cell table:formula="of:=[.W24]+3/100" office:value-type="float" office:value="0.961206875" calcext:value-type="float">
            <text:p>0.961206875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1:37:24.983891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08:38:22.752627185</meta:creation-date>
    <dc:date>2020-05-18T11:40:58.022555806</dc:date>
    <meta:editing-duration>PT4H33M4S</meta:editing-duration>
    <meta:editing-cycles>45</meta:editing-cycles>
    <meta:generator>LibreOffice/6.4.3.2$Linux_X86_64 LibreOffice_project/40$Build-2</meta:generator>
    <meta:document-statistic meta:table-count="1" meta:cell-count="564" meta:object-count="0"/>
  </office:meta>
</office:document-meta>
</file>